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Processor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tartEnt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characters( final char [ ] ch , final int start , final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rocessorSerializer.startDTD( final String name , final String publicId , final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getCurrentElemen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ProcessorSerializer.setOutputStream( final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ignorableWhitespace( final char [ ] ch , final int start , final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ProcessorSerializer.processingInstruction( final String target , final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kippedEnt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endEnt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endPrefixMapping( final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cleanupArray( final char [ ] array , final int star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ProcessorSerializer.comment( final char [ ] ch , final int star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etDocumentLocator( final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startPrefixMapping( final String prefix ,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AXExceptionFactory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rocessorSerializ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ProcessorSerializer.SAXExceptionFactory( final String message , final Exception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lementProcessorSerializer.startElement( final String namespaceURI , final String localName , final String qName , final Attributes at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lementProcessorSerializer.endElement( final String namespaceURI , final String localName , final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ProcessorSerializer.ElementProcessor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